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language="ru" fo:country="RU" fo:font-weight="bold" officeooo:rsid="00010688" officeooo:paragraph-rsid="00010688" style:font-weight-asian="bold" style:font-weight-complex="bold"/>
    </style:style>
    <style:style style:name="P3" style:family="paragraph" style:parent-style-name="Text_20_body">
      <style:paragraph-properties fo:text-align="start" style:justify-single-word="false"/>
      <style:text-properties fo:font-variant="normal" fo:text-transform="none" fo:color="#000000" style:font-name="Times New Roman" fo:font-size="14pt" fo:letter-spacing="normal" fo:language="ru" fo:country="RU" fo:font-style="normal" fo:font-weight="normal" officeooo:rsid="00010688" officeooo:paragraph-rsid="00010688" style:font-weight-asian="bold" style:font-weight-complex="bold"/>
    </style:style>
    <style:style style:name="P4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Times New Roman" fo:font-size="14pt" fo:letter-spacing="normal" fo:font-style="normal" fo:font-weight="normal"/>
    </style:style>
    <style:style style:name="T1" style:family="text">
      <style:text-properties fo:language="ru" fo:country="RU" officeooo:rsid="00010688"/>
    </style:style>
    <style:style style:name="T2" style:family="text">
      <style:text-properties fo:language="ru" fo:country="RU" fo:font-weight="bold" officeooo:rsid="00010688" style:font-weight-asian="bold" style:font-weight-complex="bold"/>
    </style:style>
    <style:style style:name="T3" style:family="text">
      <style:text-properties fo:font-weight="bold" style:font-weight-asian="bold" style:font-weight-complex="bol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Лабораторная работа №3</text:p>
      <text:p text:style-name="P2">Задания:</text:p>
      <text:p text:style-name="P3">1. Поменять местами содержимое переменных A и B и вывести новые значения A и B.</text:p>
      <text:p text:style-name="P4">2. Даны переменные A, B, C. Изменить их значения, переместив содержимое A в B, B — в C, C — в A, и вывести новые значения переменных A, B, C.</text:p>
      <text:p text:style-name="P4">3. Даны переменные A, B, C. Изменить их значения, переместив содержимое A в C, C — в B, B — в A, и вывести новые значения переменных A, B, C.</text:p>
      <text:p text:style-name="P4">4. Найти значение функции y = 3x6 − 6x2 − 7 при данном значении x</text:p>
      <text:p text:style-name="P4">5. Найти значение функции y = 4(x−3)6 − 7(x−3)3 + 2 при данном значении x</text:p>
      <text:p text:style-name="P4">6. Дано число A. Вычислить A8 , используя вспомогательную переменную и три операции умножения.</text:p>
      <text:p text:style-name="P4">7. Дано число A. Вычислить A15, используя две вспомогательные переменные и пять операций умножения.</text:p>
      <text:p text:style-name="P2"/>
      <text:p text:style-name="P2"/>
      <text:p text:style-name="P1"><text:span text:style-name="T1">№</text:span>1</text:p>
      <text:p text:style-name="Standard"/>
      <text:p text:style-name="Standard"/>
      <text:p text:style-name="Standard">#include &lt;iostream&gt;<text:line-break/><text:line-break/>using namespace std;<text:line-break/><text:line-break/>int main()<text:line-break/>{ int A, B, t;<text:line-break/> <text:s text:c="3"/>cout &lt;&lt; "Введите переменную А: ";<text:line-break/> <text:s text:c="3"/>cin &gt;&gt; A ;<text:line-break/> <text:s text:c="3"/>cout &lt;&lt; "Введите переменную В: ";<text:line-break/> <text:s text:c="3"/>cin &gt;&gt; B ; <text:line-break/> <text:s text:c="3"/>t = A;<text:line-break/> <text:s text:c="3"/>A = B;<text:line-break/> <text:s text:c="3"/>B = t;<text:line-break/> <text:s text:c="3"/><text:line-break/> <text:s text:c="3"/>cout &lt;&lt; "Теперь переменная А = " &lt;&lt; A &lt;&lt; '\n' &lt;&lt; "Теперь переменная В = " &lt;&lt; B ;<text:line-break/><text:line-break/> <text:s text:c="3"/>return 0;<text:line-break/>}<text:line-break/></text:p>
      <text:p text:style-name="Standard"/>
      <text:p text:style-name="P1"><text:span text:style-name="T1">№</text:span>2</text:p>
      <text:p text:style-name="Standard"><text:soft-page-break/>#include &lt;iostream&gt;<text:line-break/><text:line-break/>using namespace std;<text:line-break/><text:line-break/>int main()<text:line-break/>{ int A, B, C, t1, t2;<text:line-break/> <text:s text:c="3"/>cout &lt;&lt; "Введите переменную А: ";<text:line-break/> <text:s text:c="3"/>cin &gt;&gt; A ;<text:line-break/> <text:s text:c="3"/>cout &lt;&lt; "Введите переменную В: ";<text:line-break/> <text:s text:c="3"/>cin &gt;&gt; B ; <text:line-break/> <text:s text:c="3"/>cout &lt;&lt; "Введите переменную C: ";<text:line-break/> <text:s text:c="3"/>cin &gt;&gt; C ; <text:line-break/> <text:s text:c="3"/>t1 = A;<text:line-break/> <text:s text:c="3"/>A = B;<text:line-break/> <text:s text:c="3"/>B = t1;<text:line-break/> <text:s text:c="3"/>t2 = C;<text:line-break/> <text:s text:c="3"/>C = A;<text:line-break/> <text:s text:c="3"/>A = t2;<text:line-break/> <text:s text:c="3"/><text:line-break/> <text:s text:c="3"/><text:line-break/> <text:s text:c="3"/>cout &lt;&lt; "Теперь переменная А = " &lt;&lt; A &lt;&lt; '\n' &lt;&lt; "Теперь переменная В = " &lt;&lt; B &lt;&lt; '\n' &lt;&lt; "Теперь переменная C = " &lt;&lt; C ;<text:line-break/><text:line-break/> <text:s text:c="3"/>return 0;<text:line-break/>}<text:line-break/></text:p>
      <text:p text:style-name="P1"><text:span text:style-name="T1">№</text:span>3</text:p>
      <text:p text:style-name="Standard">#include &lt;iostream&gt;<text:line-break/><text:line-break/>using namespace std;<text:line-break/><text:line-break/>int main()<text:line-break/>{ int A, B, C, t1, t2;<text:line-break/> <text:s text:c="3"/>cout &lt;&lt; "Введите переменную А: ";<text:line-break/> <text:s text:c="3"/>cin &gt;&gt; A ;<text:line-break/> <text:s text:c="3"/>cout &lt;&lt; "Введите переменную В: ";<text:line-break/> <text:s text:c="3"/>cin &gt;&gt; B ; <text:line-break/> <text:s text:c="3"/>cout &lt;&lt; "Введите переменную C: ";<text:line-break/> <text:s text:c="3"/>cin &gt;&gt; C ; <text:line-break/> <text:s text:c="3"/>t1 = A;<text:line-break/> <text:s text:c="3"/>A = C;<text:line-break/> <text:s text:c="3"/>C = t1;<text:line-break/> <text:s text:c="3"/>t2 = B;<text:line-break/> <text:s text:c="3"/>B = A ; <text:line-break/> <text:s text:c="3"/>A = t2; <text:line-break/> <text:s text:c="3"/><text:line-break/> <text:s text:c="3"/><text:line-break/> <text:s text:c="3"/>cout &lt;&lt; "Теперь переменная А = " &lt;&lt; A &lt;&lt; '\n' &lt;&lt; "Теперь переменная В = " &lt;&lt; B &lt;&lt; '\n' &lt;&lt; "Теперь переменная C = " &lt;&lt; C ;<text:line-break/><text:soft-page-break/><text:line-break/> <text:s text:c="3"/>return 0;<text:line-break/>}</text:p>
      <text:p text:style-name="Standard"/>
      <text:p text:style-name="P1"><text:span text:style-name="T1">№</text:span>4</text:p>
      <text:p text:style-name="Standard">#include &lt;iostream&gt;<text:line-break/>#include &lt;cmath&gt;<text:line-break/><text:line-break/>using namespace std;<text:line-break/><text:line-break/>int main()<text:line-break/>{ int x, y ;<text:line-break/> <text:s text:c="3"/>cout&lt;&lt;"Введите значение х: ";<text:line-break/> <text:s text:c="3"/>cin &gt;&gt; x ;<text:line-break/> <text:s text:c="3"/>y = 3*pow(x, 6)-6*pow(x, 2) - 7;<text:line-break/> <text:s text:c="3"/>cout &lt;&lt; "Ответ: " &lt;&lt; y ;<text:line-break/><text:line-break/> <text:s text:c="3"/>return 0;<text:line-break/>}<text:line-break/></text:p>
      <text:p text:style-name="Standard"/>
      <text:p text:style-name="P1"><text:span text:style-name="T1">№</text:span>5</text:p>
      <text:p text:style-name="Standard">#include &lt;iostream&gt;<text:line-break/>#include &lt;cmath&gt;<text:line-break/><text:line-break/>using namespace std;<text:line-break/><text:line-break/>int main()<text:line-break/>{ int x, y ;<text:line-break/> <text:s text:c="3"/>cout&lt;&lt;"Введите значение х: ";<text:line-break/> <text:s text:c="3"/>cin &gt;&gt; x ;<text:line-break/> <text:s text:c="3"/>y = 4*pow(x-3, 6)-7*pow(x-3, 3) + 2;<text:line-break/> <text:s text:c="3"/>cout &lt;&lt; "Ответ: " &lt;&lt; y ;<text:line-break/><text:line-break/> <text:s text:c="3"/>return 0;<text:line-break/>}<text:line-break/></text:p>
      <text:p text:style-name="P1"><text:span text:style-name="T1">№</text:span>6</text:p>
      <text:p text:style-name="Standard">#include &lt;iostream&gt;<text:line-break/><text:line-break/>using namespace std;<text:line-break/><text:line-break/>int main()<text:line-break/>{ int A, t;<text:line-break/> <text:s text:c="3"/>cout&lt;&lt;"Введите А: "; <text:line-break/> <text:s text:c="3"/>cin &gt;&gt; A ;<text:line-break/> <text:s text:c="3"/>t = A*A;<text:line-break/> <text:s text:c="3"/>A = t*t;<text:line-break/> <text:s text:c="3"/>A = A*A;<text:line-break/><text:soft-page-break/> cout &lt;&lt; "А в 8 степени = <text:s/>" &lt;&lt; A ;<text:line-break/> <text:s text:c="3"/>return 0;<text:line-break/>}</text:p>
      <text:p text:style-name="Standard"><text:span text:style-name="T2"/></text:p>
      <text:p text:style-name="Standard"><text:span text:style-name="T2">№</text:span><text:span text:style-name="T3">7</text:span></text:p>
      <text:p text:style-name="Standard">#include &lt;iostream&gt;<text:line-break/><text:line-break/>using namespace std;<text:line-break/><text:line-break/>int main()<text:line-break/>{ int A, t1, t2;<text:line-break/> <text:s text:c="3"/>cout&lt;&lt;"Введите А: "; <text:line-break/> <text:s text:c="3"/>cin &gt;&gt; A ;<text:line-break/> <text:s text:c="3"/>t1 = A*A*A;<text:line-break/> <text:s text:c="3"/>t2 = t1*t1; // A 6<text:line-break/> <text:s text:c="3"/>A = t2*t2; // A 12<text:line-break/> <text:s text:c="3"/>A = A * t1;<text:line-break/> <text:s text:c="3"/>cout &lt;&lt; "А в 15 степени = " &lt;&lt; A ;<text:line-break/><text:line-break/> <text:s text:c="3"/>return 0;<text:line-break/>}<text:lin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Times New Roman" svg:font-family="'Times New Roman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3.2$Windows_x86 LibreOffice_project/a64200df03143b798afd1ec74a12ab50359878ed</meta:generator>
    <dc:date>2019-12-12T14:46:49.561000000</dc:date>
    <meta:editing-duration>PT2M27S</meta:editing-duration>
    <meta:editing-cycles>2</meta:editing-cycles>
    <meta:document-statistic meta:table-count="0" meta:image-count="0" meta:object-count="0" meta:page-count="4" meta:paragraph-count="23" meta:word-count="567" meta:character-count="2855" meta:non-whitespace-character-count="2002"/>
  </office:meta>
</office:document-meta>
</file>